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121" officeooo:paragraph-rsid="001d1121"/>
    </style:style>
    <style:style style:name="P2" style:family="paragraph" style:parent-style-name="Standard">
      <style:text-properties officeooo:rsid="00278c0f" officeooo:paragraph-rsid="00278c0f"/>
    </style:style>
    <style:style style:name="P3" style:family="paragraph" style:parent-style-name="Standard">
      <style:text-properties officeooo:rsid="00278c0f" officeooo:paragraph-rsid="00278c0f" fo:background-color="#81d41a"/>
    </style:style>
    <style:style style:name="P4" style:family="paragraph" style:parent-style-name="Standard">
      <style:text-properties officeooo:rsid="0028429f" officeooo:paragraph-rsid="0028429f" fo:background-color="#81d41a"/>
    </style:style>
    <style:style style:name="P5" style:family="paragraph" style:parent-style-name="Standard">
      <style:text-properties officeooo:rsid="0028429f" officeooo:paragraph-rsid="0028429f"/>
    </style:style>
    <style:style style:name="P6" style:family="paragraph" style:parent-style-name="Standard">
      <style:text-properties officeooo:rsid="002a3a40" officeooo:paragraph-rsid="002a3a40"/>
    </style:style>
    <style:style style:name="P7" style:family="paragraph" style:parent-style-name="Standard">
      <style:text-properties officeooo:rsid="003ae5b0" officeooo:paragraph-rsid="002a3a40"/>
    </style:style>
    <style:style style:name="P8" style:family="paragraph" style:parent-style-name="Standard">
      <style:text-properties officeooo:rsid="003ae5b0" officeooo:paragraph-rsid="003ae5b0"/>
    </style:style>
    <style:style style:name="P9" style:family="paragraph" style:parent-style-name="Standard">
      <style:text-properties officeooo:rsid="003ae5b0" officeooo:paragraph-rsid="003d03a3"/>
    </style:style>
    <style:style style:name="P10" style:family="paragraph" style:parent-style-name="Standard">
      <style:text-properties officeooo:rsid="003ae5b0" officeooo:paragraph-rsid="003ec415"/>
    </style:style>
    <style:style style:name="T1" style:family="text">
      <style:text-properties officeooo:rsid="0022493d"/>
    </style:style>
    <style:style style:name="T2" style:family="text">
      <style:text-properties officeooo:rsid="002a3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est folder structure for your Express, NodeJS, MySQL, <text:span text:style-name="T1">MVC with</text:span> Sequelize ORM projects</text:p>
      <text:p text:style-name="P1"/>
      <text:p text:style-name="P2">Problem with Folder Structures?</text:p>
      <text:p text:style-name="P2"/>
      <text:p text:style-name="P2">Why Folder Structure so important?</text:p>
      <text:p text:style-name="P2"/>
      <text:p text:style-name="P2"/>
      <text:p text:style-name="P2">Express</text:p>
      <text:p text:style-name="P2">NodeJS</text:p>
      <text:p text:style-name="P2">MySQL</text:p>
      <text:p text:style-name="P2">MVC</text:p>
      <text:p text:style-name="P2">Sequelize</text:p>
      <text:p text:style-name="P3">errors</text:p>
      <text:p text:style-name="P3">helpers</text:p>
      <text:p text:style-name="P3">lib-files</text:p>
      <text:p text:style-name="P2">Controllers in Express</text:p>
      <text:p text:style-name="P2">cronJobs</text:p>
      <text:p text:style-name="P2">Models, Migrations and Seeders</text:p>
      <text:p text:style-name="P2">Middle-wares in Express</text:p>
      <text:p text:style-name="P2">Routes in express</text:p>
      <text:p text:style-name="P2">services in express</text:p>
      <text:p text:style-name="P4">validators</text:p>
      <text:p text:style-name="P5">.<text:span text:style-name="T2">env + app configurations</text:span></text:p>
      <text:p text:style-name="P6">docker files</text:p>
      <text:p text:style-name="P6">node_modules</text:p>
      <text:p text:style-name="P6">app scripts</text:p>
      <text:p text:style-name="P6">static files</text:p>
      <text:p text:style-name="P6">swagger api docs</text:p>
      <text:p text:style-name="P7"/>
      <text:p text:style-name="P7"/>
      <text:p text:style-name="P8">Conclusions</text:p>
      <text:p text:style-name="P8"/>
      <text:p text:style-name="P9">GitHub link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22:06:18.579685388</meta:creation-date>
    <dc:date>2022-09-05T12:57:19.424064314</dc:date>
    <meta:editing-duration>PT23H7M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65" meta:character-count="443" meta:non-whitespace-character-count="404"/>
  </office:meta>
</office:document-meta>
</file>